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UC_NormalAzulCar" style:family="text">
      <style:text-properties style:font-name="Times New Roman" style:use-window-font-color="tru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UC_NormalAzulCar" style:family="text">
      <style:text-properties style:font-name="Times New Roman" style:use-window-font-color="true"/>
    </style:style>
    <style:style style:name="T25" style:parent-style-name="UC_NormalAzulCar" style:family="text">
      <style:text-properties style:font-name="Times New Roman" style:use-window-font-color="tru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UC_NormalAzulCar" style:family="text">
      <style:text-properties style:font-name="Times New Roman" style:use-window-font-color="true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41in" style:use-optimal-column-width="false"/>
    </style:style>
    <style:style style:name="TableColumn38" style:family="table-column">
      <style:table-column-properties style:column-width="3.7493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P43" style:parent-style-name="Standard" style:family="paragraph">
      <style:text-properties fo:font-weight="bold" style:font-weight-asian="bold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left="0.25in">
        <style:tab-stops/>
      </style:paragraph-properties>
    </style:style>
    <style:style style:name="TableRow54" style:family="table-row">
      <style:table-row-properties style:min-row-height="0.334in"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left="0.25in">
        <style:tab-stops/>
      </style:paragraph-properties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font-weight="bold" style:font-weight-asian="bold"/>
    </style:style>
    <style:style style:name="TableRow62" style:family="table-row">
      <style:table-row-properties style:min-row-height="0.334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margin-left="0.25in">
        <style:tab-stops/>
      </style:paragraph-properties>
    </style:style>
    <style:style style:name="T67" style:parent-style-name="Fuentedepárrafopredeter." style:family="text">
      <style:text-properties fo:font-weight="bold" style:font-weight-asian="bold"/>
    </style:style>
    <style:style style:name="TableRow68" style:family="table-row">
      <style:table-row-properties style:min-row-height="0.334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left="0.25in">
        <style:tab-stops/>
      </style:paragraph-properties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ableColumn78" style:family="table-column">
      <style:table-column-properties style:column-width="6.593in" style:use-optimal-column-width="false"/>
    </style:style>
    <style:style style:name="Table77" style:family="table">
      <style:table-properties style:width="6.593in" fo:margin-left="0.160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  <style:text-properties fo:font-weight="bold" style:font-weight-asian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</style:style>
    <style:style style:name="TableColumn86" style:family="table-column">
      <style:table-column-properties style:column-width="6.6034in" style:use-optimal-column-width="false"/>
    </style:style>
    <style:style style:name="Table85" style:family="table">
      <style:table-properties style:width="6.6034in" fo:margin-left="0.1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font-weight="bold" style:font-weight-asian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  <style:text-properties fo:font-weight="bold" style:font-weight-asian="bold"/>
    </style:style>
    <style:style style:name="TableColumn94" style:family="table-column">
      <style:table-column-properties style:column-width="6.593in" style:use-optimal-column-width="false"/>
    </style:style>
    <style:style style:name="Table93" style:family="table">
      <style:table-properties style:width="6.593in" fo:margin-left="0.160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ableRow101" style:family="table-row">
      <style:table-row-properties style:min-row-height="0.1131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 MGC_LB4</text:span><text:span text:style-name="T10">_VerLineaBase</text:span></text:p>
          </table:table-cell>
          <table:table-cell table:style-name="TableCell11">
            <text:p text:style-name="P12"><text:span text:style-name="T13">Nro. de Caso de Uso:</text:span><text:s/><text:span text:style-name="T14">MGC_LB4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:</text:span><text:s/><text:span text:style-name="T19">Usuario miembro del proyecto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/><text:span text:style-name="T24">Gestionar los ítem que se encuentran en una línea<text:s/></text:span><text:span text:style-name="T25">base.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Pre-condiciones:</text:span><text:s/><text:span text:style-name="T30">El usuario debe tener un rol con permisos para efectuar la operación.</text:span>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Post- Condiciones:</text:span></text:p>
          </table:table-cell>
          <table:covered-table-cell/>
        </table:table-row>
      </table:table>
      <text:p text:style-name="Standard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toso)</text:span>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Usuario</text:p>
          </table:table-cell>
          <table:table-cell table:style-name="TableCell47">
            <text:p text:style-name="P48">Sistem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1. El sistema despliega una página con<text:s/>la lista<text:s/>de los ítems<text:s/>asociados a la línea base; y con las opciones calcular impacto, y solicitar cambio; además de la opción salir.</text:p>
          </table:table-cell>
        </table:table-row>
        <table:table-row table:style-name="TableRow54">
          <table:table-cell table:style-name="TableCell55">
            <text:p text:style-name="P56">2. Si el usuario marca un ítem y selecciona la opción “Calcular impacto”.</text:p>
          </table:table-cell>
          <table:table-cell table:style-name="TableCell57">
            <text:p text:style-name="P58">3. El sistema invoca al<text:s/><text:span text:style-name="T59">MGC_SC7</text:span><text:span text:style-name="T60">_CalculoImpacto</text:span><text:span text:style-name="T61">.</text:span></text:p>
          </table:table-cell>
        </table:table-row>
        <table:table-row table:style-name="TableRow62">
          <table:table-cell table:style-name="TableCell63">
            <text:p text:style-name="P64">4. Si el usuario selecciona la opción “Solicitar cambio”.</text:p>
          </table:table-cell>
          <table:table-cell table:style-name="TableCell65">
            <text:p text:style-name="P66">5. El sistema invoca al<text:s/><text:span text:style-name="T67">MGC_SC1_AdministrarSolicitudCambio</text:span>.</text:p>
          </table:table-cell>
        </table:table-row>
        <table:table-row table:style-name="TableRow68">
          <table:table-cell table:style-name="TableCell69">
            <text:p text:style-name="P70">6. Si el usuario selecciona la opción “Salir”.</text:p>
          </table:table-cell>
          <table:table-cell table:style-name="TableCell71">
            <text:p text:style-name="P72">7. El sistema invoca al<text:s/><text:span text:style-name="T73">MGC_LB1_AdministrarLineasBase</text:span><text:span text:style-name="T74">.</text:span></text:p>
          </table:table-cell>
        </table:table-row>
      </table:table>
      <text:p text:style-name="P75"/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ALTERNATIVAS (Camino exitoso)</text:p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</table:table>
      <text:p text:style-name="Standard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EXCEPCIONES</text:p>
          </table:table-cell>
        </table:table-row>
        <table:table-row table:style-name="TableRow90">
          <table:table-cell table:style-name="TableCell91">
            <text:p text:style-name="P92"/>
          </table:table-cell>
        </table:table-row>
      </table:table>
      <text:p text:style-name="Standard"/>
      <text:p text:style-name="Standard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Asociaciones de Extensión:<text:span text:style-name="T98"><text:s/>MGC_SC7</text:span><text:span text:style-name="T99">_CalculoImpacto</text:span>,<text:span text:style-name="T100"><text:s/>MGC_SC1_AdministrarSolicitudCambio</text:span>.</text:p>
          </table:table-cell>
        </table:table-row>
        <table:table-row table:style-name="TableRow101">
          <table:table-cell table:style-name="TableCell102">
            <text:p text:style-name="P103">Asociaciones de Inclusión:</text:p>
          </table:table-cell>
        </table:table-row>
        <table:table-row table:style-name="TableRow104">
          <table:table-cell table:style-name="TableCell105">
            <text:p text:style-name="P106">Casos de Uso donde se incluye:</text:p>
          </table:table-cell>
        </table:table-row>
        <table:table-row table:style-name="TableRow107">
          <table:table-cell table:style-name="TableCell108">
            <text:p text:style-name="P109">Casos de Uso al que extiende:<text:s/><text:span text:style-name="T110">MGC_LB1_ AdministrarLineasBase</text:span></text:p>
          </table:table-cell>
        </table:table-row>
        <table:table-row table:style-name="TableRow111">
          <table:table-cell table:style-name="TableCell112">
            <text:p text:style-name="P113">Caso de Uso de Generalización:</text:p>
          </table:table-cell>
        </table:table-row>
        <table:table-row table:style-name="TableRow114">
          <table:table-cell table:style-name="TableCell115">
            <text:p text:style-name="P116">Requerimientos Funcionales Asociados:1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7:41:00Z</dc:date>
    <meta:template xlink:href="Normal" xlink:type="simple"/>
    <meta:editing-cycles>38</meta:editing-cycles>
    <meta:editing-duration>PT7500S</meta:editing-duration>
    <meta:document-statistic meta:page-count="1" meta:paragraph-count="2" meta:word-count="185" meta:character-count="1205" meta:row-count="8" meta:non-whitespace-character-count="1022"/>
  </office:meta>
</office:document-meta>
</file>